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NewRoman" svg:font-family="TimesNewRoman" style:font-family-generic="roman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fo:background-color="#00000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 fo:orphans="0" fo:widows="0" style:text-autospace="non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Heading">
      <style:text-properties fo:color="#ffffff" fo:font-style="normal" style:font-style-asian="normal" style:font-style-complex="normal"/>
    </style:style>
    <style:style style:name="P3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 fo:orphans="0" fo:widows="0" style:text-autospace="non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orphans="0" fo:widows="0" fo:text-indent="1.501cm" style:auto-text-indent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orphans="0" fo:widows="0" fo:text-indent="1.501cm" style:auto-text-indent="false" style:text-autospace="non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Text_20_body_20_indent">
      <style:paragraph-properties fo:margin-left="0cm" fo:margin-right="0cm" fo:line-height="100%" fo:text-align="justify" style:justify-single-word="false" fo:orphans="0" fo:widows="0" fo:text-indent="0cm" style:auto-text-indent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fo:font-size="12pt" style:font-size-asian="12pt" style:font-size-complex="12pt"/>
    </style:style>
    <style:style style:name="P10" style:family="paragraph" style:parent-style-name="Standard">
      <style:paragraph-properties fo:text-align="justify" style:justify-single-word="false" fo:orphans="0" fo:widows="0" style:text-autospace="none">
        <style:tab-stops>
          <style:tab-stop style:position="0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orphans="0" fo:widows="0" fo:text-indent="1.501cm" style:auto-text-indent="false" style:text-autospace="none">
        <style:tab-stops>
          <style:tab-stop style:position="1.27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orphans="0" fo:widows="0" fo:text-indent="1.501cm" style:auto-text-indent="false" style:text-autospace="none">
        <style:tab-stops>
          <style:tab-stop style:position="1.27cm"/>
        </style:tab-stops>
      </style:paragraph-properties>
    </style:style>
    <style:style style:name="P13" style:family="paragraph" style:parent-style-name="Standard">
      <style:paragraph-properties fo:margin-left="0cm" fo:margin-right="0cm" fo:text-align="justify" style:justify-single-word="false" fo:orphans="0" fo:widows="0" fo:text-indent="1.501cm" style:auto-text-indent="false" style:text-autospace="none">
        <style:tab-stops>
          <style:tab-stop style:position="1.27cm"/>
        </style:tab-stops>
      </style:paragraph-properties>
      <style:text-properties fo:font-size="12pt" style:font-size-asian="12pt" style:font-size-complex="12pt"/>
    </style:style>
    <style:style style:name="P14" style:family="paragraph" style:parent-style-name="Standard">
      <style:paragraph-properties fo:text-align="justify" style:justify-single-word="false" fo:orphans="0" fo:widows="0" style:text-autospace="none"/>
    </style:style>
    <style:style style:name="P15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>
          <style:tab-stop style:position="1.501cm"/>
        </style:tab-stops>
      </style:paragraph-properties>
      <style:text-properties fo:font-size="12pt" style:font-size-asian="12pt" style:font-size-complex="12pt"/>
    </style:style>
    <style:style style:name="P16" style:family="paragraph" style:parent-style-name="Standard">
      <style:paragraph-properties fo:margin-left="0cm" fo:margin-right="0cm" fo:text-align="justify" style:justify-single-word="false" fo:orphans="0" fo:widows="0" fo:text-indent="1.501cm" style:auto-text-indent="false" style:text-autospace="none">
        <style:tab-stops>
          <style:tab-stop style:position="1.501cm"/>
        </style:tab-stops>
      </style:paragraph-properties>
      <style:text-properties fo:font-size="12pt" style:font-size-asian="12pt" style:font-size-complex="12pt"/>
    </style:style>
    <style:style style:name="P17" style:family="paragraph" style:parent-style-name="Standard">
      <style:paragraph-properties fo:text-align="justify" style:justify-single-word="false" fo:orphans="0" fo:widows="0" style:text-autospace="none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stórico</text:p>
      <text:p text:style-name="P1"/>
      <table:table table:name="Tabela1" table:style-name="Tabela1">
        <table:table-column table:style-name="Tabela1.A" table:number-columns-repeated="3"/>
        <table:table-column table:style-name="Tabela1.D"/>
        <table:table-header-rows>
          <table:table-row>
            <table:table-cell table:style-name="Tabela1.A1" office:value-type="string">
              <text:p text:style-name="P2">Versão</text:p>
            </table:table-cell>
            <table:table-cell table:style-name="Tabela1.A1" office:value-type="string">
              <text:p text:style-name="P2">Última Mudança</text:p>
            </table:table-cell>
            <table:table-cell table:style-name="Tabela1.A1" office:value-type="string">
              <text:p text:style-name="P2">Responsáveis</text:p>
            </table:table-cell>
            <table:table-cell table:style-name="Tabela1.D1" office:value-type="string">
              <text:p text:style-name="P2">Descrição</text:p>
            </table:table-cell>
          </table:table-row>
        </table:table-header-rows>
        <table:table-row>
          <table:table-cell table:style-name="Tabela1.A2" office:value-type="string">
            <text:p text:style-name="P3">0.1</text:p>
          </table:table-cell>
          <table:table-cell table:style-name="Tabela1.A2" office:value-type="string">
            <text:p text:style-name="P3">08/06/2006</text:p>
          </table:table-cell>
          <table:table-cell table:style-name="Tabela1.A2" office:value-type="string">
            <text:p text:style-name="P3">A1,A2,A11,A12,A13,A14 e A7(Gerente)</text:p>
          </table:table-cell>
          <table:table-cell table:style-name="Tabela1.D2" office:value-type="string">
            <text:p text:style-name="P3">Revisão dos casos de uso.</text:p>
          </table:table-cell>
        </table:table-row>
      </table:table>
      <text:p text:style-name="P1"/>
      <text:p text:style-name="P4"/>
      <text:p text:style-name="P4"/>
      <text:p text:style-name="P4">ESPECIFICAÇÃO DOS CASOS DE USO DOCENTE</text:p>
      <text:p text:style-name="P5"/>
      <text:p text:style-name="P4">Preâmbulo </text:p>
      <text:p text:style-name="P6"/>
      <text:p text:style-name="P6">Este documento descreve todo o conjunto de serviços específicos oferecidos pelo SISPG ou requisitados por este dos docentes.</text:p>
      <text:p text:style-name="P5"/>
      <text:p text:style-name="P5"/>
      <text:p text:style-name="P4">1 - Caso de Uso D.C.1 – Aferir Compromisso de Orientação</text:p>
      <text:p text:style-name="P4">ID: D.C.1</text:p>
      <text:p text:style-name="P5"/>
      <text:p text:style-name="P7">Atores: <text:span text:style-name="T1">Docente.</text:span></text:p>
      <text:p text:style-name="P5"/>
      <text:p text:style-name="P8">Propósito:<text:span text:style-name="T1"> </text:span><text:span text:style-name="T2">Este caso de uso tem como função, de estabelecer a relação orientador-orientando.</text:span></text:p>
      <text:p text:style-name="P5"><text:s text:c="3"/></text:p>
      <text:p text:style-name="P9"><text:span text:style-name="T3">Descrição: </text:span>Cada coordenação possui o seu próprio processo no qual um aluno e um participante estabelecem uma relação orientando-orientador. <text:s/>Independente deste processo, para o sistema, o compromisso de orientação será estabelecido através do presente caso de uso. <text:s/>Neste momento, outras informações como reunião em que tal relação foi legitimada pela respectiva comissão de pós-graduação, por exemplo, poderão ser fornecidas.</text:p>
      <text:p text:style-name="P5"><text:s text:c="6"/></text:p>
      <text:p text:style-name="P5"/>
      <text:p text:style-name="P10">1.1<text:tab/>Fluxo Básico</text:p>
      <text:p text:style-name="P11"><text:tab/></text:p>
      <text:p text:style-name="P12"><text:span text:style-name="T4">01 <text:s/>Docente inicia caso de uso </text:span><text:span text:style-name="T5">Selecionar Aluno</text:span><text:span text:style-name="T4">;</text:span></text:p>
      <text:p text:style-name="P13">02 <text:s/>Docente informa o status do compromisso;</text:p>
      <text:p text:style-name="P6">03 <text:s/>Docente requisita a confirmação da operação;</text:p>
      <text:p text:style-name="P6">04 <text:s/>Sistema confirma a operação, registrando o status do compromisso.</text:p>
      <text:p text:style-name="P5"/>
      <text:p text:style-name="P10">1.2<text:tab/>Fluxo Alternativo</text:p>
      <text:p text:style-name="P6"/>
      <text:p text:style-name="P6">Não possui fluxo alternativo.</text:p>
      <text:p text:style-name="P6"/>
      <text:p text:style-name="P14"><text:span text:style-name="T6">Referência: </text:span><text:span text:style-name="T4">Não se aplica.</text:span><text:span text:style-name="T6"> </text:span></text:p>
      <text:p text:style-name="P5"/>
      <text:p text:style-name="P5"/>
      <text:p text:style-name="P5"/>
      <text:p text:style-name="P5"/>
      <text:p text:style-name="P5"/>
      <text:p text:style-name="P4">2 - Caso de Uso D.C.2 – Registrar Ocorrência de Aluno</text:p>
      <text:p text:style-name="P4">ID: D.C.2</text:p>
      <text:p text:style-name="P7"/>
      <text:p text:style-name="P7">Atores:<text:span text:style-name="T1"> Docente.</text:span></text:p>
      <text:p text:style-name="P7"/>
      <text:p text:style-name="P8">Propósito:<text:span text:style-name="T1"> </text:span><text:span text:style-name="T2">Este caso de uso tem como função, registrar ocorrências da relação orientador-orientando.</text:span></text:p>
      <text:p text:style-name="P5"><text:s text:c="3"/></text:p>
      <text:p text:style-name="P15"><text:span text:style-name="T3">Descrição: </text:span>Neste caso de uso, o Docente informa ao sistema as informações do Aluno e ocorrências que ele julga serem relevantes em relação a seu orientando.</text:p>
      <text:p text:style-name="P16"/>
      <text:p text:style-name="P17">2.1<text:tab/>Fluxo Básico</text:p>
      <text:p text:style-name="P11"><text:tab/></text:p>
      <text:p text:style-name="P12"><text:span text:style-name="T4">01 <text:s/>Docente inicia caso de uso </text:span><text:span text:style-name="T5">Selecionar Aluno</text:span><text:span text:style-name="T4">;</text:span></text:p>
      <text:p text:style-name="P13">02 <text:s/>Docente relata as ocorrências que deseja sobre o Aluno;</text:p>
      <text:p text:style-name="P6">03 <text:s/>Docente requisita a confirmação da operação;</text:p>
      <text:p text:style-name="P6">04 <text:s/>Sistema confirma a operação, registrando a ocorrência.</text:p>
      <text:p text:style-name="P5"/>
      <text:p text:style-name="P10">2.2<text:tab/>Fluxo Alternativo</text:p>
      <text:p text:style-name="P6"/>
      <text:p text:style-name="P6">No item 03, o sistema exibe mensagem contendo campos obrigatórios que não foram preenchidos e aqueles contendo informações inconsistentes, o sistema sugere que sejam fornecidas e alteradas, respectivamente.</text:p>
      <text:p text:style-name="P6"/>
      <text:p text:style-name="P14"><text:span text:style-name="T6">Referência: </text:span><text:span text:style-name="T4">RN 3.14</text:span></text:p>
      <text:p text:style-name="P5"/>
      <text:p text:style-name="P5"/>
      <text:p text:style-name="P4">3 - Caso de Uso D.C.3 – Selecionar Docente</text:p>
      <text:p text:style-name="P4">ID: D.C.3</text:p>
      <text:p text:style-name="P7"/>
      <text:p text:style-name="P7">Atores: <text:span text:style-name="T1">Aluno.</text:span></text:p>
      <text:p text:style-name="P7"><text:s text:c="4"/></text:p>
      <text:p text:style-name="P8">Propósito:<text:span text:style-name="T1"> </text:span><text:span text:style-name="T2">Este caso de uso tem como função, selecionar um Docente.</text:span></text:p>
      <text:p text:style-name="P7"/>
      <text:p text:style-name="P9"><text:span text:style-name="T3">Descrição:</text:span> Operação executa pelo aluno para selecionar um Docente. </text:p>
      <text:p text:style-name="P5"/>
      <text:p text:style-name="P4">3.1<text:tab/>Fluxo Básico</text:p>
      <text:p text:style-name="P5"/>
      <text:p text:style-name="P6">01 <text:s/>Aluno preenche as informações para selecionar um Docente;</text:p>
      <text:p text:style-name="P6">02 <text:s/>Sistema disponibiliza o(s) Docente(s) de acordo com as informações;</text:p>
      <text:p text:style-name="P6">03 <text:s/>Aluno seleciona um Docente;</text:p>
      <text:p text:style-name="P6">04 <text:s/>Aluno requisita a confirmação da operação;</text:p>
      <text:p text:style-name="P6">05 <text:s/>Sistema confirma a operação, selecionando o Docente.</text:p>
      <text:p text:style-name="P5"/>
      <text:p text:style-name="P4">3.2<text:tab/>Fluxo Alternativo</text:p>
      <text:p text:style-name="P5"/>
      <text:p text:style-name="P6">No item 01, o sistema exibe mensagem contendo campos obrigatórios que não foram preenchidos e aqueles contendo informações inconsistentes, o sistema sugere que sejam fornecidas e alteradas, respectivamente.</text:p>
      <text:p text:style-name="P6"/>
      <text:p text:style-name="P14"><text:span text:style-name="T6">Referência: </text:span><text:span text:style-name="T4">Não se aplica.</text:span></text:p>
      <text:p text:style-name="P5"/>
      <text:p text:style-name="P4">4 - Caso de Uso D.C.4 – Relatar Desempenho de Orientando</text:p>
      <text:p text:style-name="P4">ID: D.C.4</text:p>
      <text:p text:style-name="P7"/>
      <text:p text:style-name="P7">Atores: <text:span text:style-name="T1">Orientador</text:span></text:p>
      <text:p text:style-name="P7"/>
      <text:p text:style-name="P7">Propósito: <text:span text:style-name="T1">Este caso de uso tem como função, inserir uma avaliação de desempenho.</text:span></text:p>
      <text:p text:style-name="P5"><text:s text:c="3"/></text:p>
      <text:p text:style-name="P9"><text:span text:style-name="T3">Descrição: </text:span>Orientadores dos respectivos programas de Pós-Graduação fornecem periodicamente uma Avaliação de Desempenho dos seus orientandos.</text:p>
      <text:p text:style-name="P5"><text:s text:c="6"/></text:p>
      <text:p text:style-name="P10">4.1<text:tab/>Fluxo Básico</text:p>
      <text:p text:style-name="P11"><text:tab/></text:p>
      <text:p text:style-name="P12"><text:span text:style-name="T4">01 <text:s/>Orientador inicia caso de uso </text:span><text:span text:style-name="T5">Selecionar Aluno</text:span><text:span text:style-name="T4">;</text:span></text:p>
      <text:p text:style-name="P13">02 <text:s/>Orientador preenche as informações necessárias para relatar o desempenho;</text:p>
      <text:p text:style-name="P6">03 <text:s/>Orientador requisita a confirmação da operação;</text:p>
      <text:p text:style-name="P6">04 <text:s/>Sistema confirma a operação, registrando o desempenho do orientando.</text:p>
      <text:p text:style-name="P5"/>
      <text:p text:style-name="P10">4.2<text:tab/>Fluxo Alternativo</text:p>
      <text:p text:style-name="P6"/>
      <text:p text:style-name="P6">No item 03, o sistema exibe mensagem contendo campos obrigatórios que não foram preenchidos e aqueles contendo informações inconsistentes, o sistema sugere que sejam fornecidas e alteradas, respectivamente.</text:p>
      <text:p text:style-name="P6"/>
      <text:p text:style-name="P14"><text:span text:style-name="T6">Referência: </text:span><text:span text:style-name="T4">RN 9.1, RN 3.1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NewRoman" svg:font-family="TimesNewRoman" style:font-family-generic="roman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249cm" style:auto-text-indent="false"/>
      <style:text-properties style:font-name="TimesNewRoman" fo:font-size="11.5pt" style:font-size-asian="11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  <style:text-properties fo:font-size="11pt" style:font-size-asian="11pt" style:font-size-complex="11pt"/>
    </style:style>
    <style:style style:name="P2" style:family="paragraph" style:parent-style-name="Footer">
      <style:paragraph-properties fo:text-align="end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pm1">
      <style:header>
        <text:p text:style-name="P1">UC-Docente – Versão 0.1</text:p>
      </style:header>
      <style:footer>
        <text:p text:style-name="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0$Win32 OpenOffice.org_project/680m1$Build-8990</meta:generator>
    <meta:initial-creator>AILTON ANTONIO</meta:initial-creator>
    <meta:creation-date>2006-06-04T13:43:28</meta:creation-date>
    <dc:creator>Leandro Pires Rabelo</dc:creator>
    <dc:date>2006-06-08T21:19:57</dc:date>
    <dc:language>pt-BR</dc:language>
    <meta:editing-cycles>9</meta:editing-cycles>
    <meta:editing-duration>PT49M4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3" meta:paragraph-count="76" meta:word-count="545" meta:character-count="3615"/>
  </office:meta>
</office:document-meta>
</file>